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Last passenger</text:h>
      <text:p text:style-name="Text_20_body">Memory works strangely, spooling its thread<text:line-break/>over the nails of events barely related,<text:line-break/>creating finally some picture, if we're<text:line-break/>lucky, of a life---but more likely, it knots<text:line-break/>itself, catches on a nail or in our throats<text:line-break/>that gasp, as it binds our necks, for air.</text:p>
      <text:p text:style-name="Text_20_body">An example: today marks one hundred years<text:line-break/>since your namesake, the last living passenger<text:line-break/>pigeon, died in Cincinnati. It also marks<text:line-break/>a year since we last spoke. Although around<text:line-break/>the world, zoos mourn her loss, I'm done<text:line-break/>with you. I mourn no more your voice, the first<text:line-break/>sound I heard outside my body that reached<text:line-break/>into my throat and set me ringing. But that string---</text:p>
      <text:p text:style-name="Text_20_body">memory that feels sometimes more like a tide<text:line-break/>has yoked together, bound your voice to that bird,<text:line-break/>the frozen, stuffed, forgotten pigeon---my heart<text:line-break/>is too easy, but it must do---to blink, to flex<text:line-break/>its unused toes, slowly thaw to the wetness<text:line-break/>of beating wings, fly to me again, and alight,<text:line-break/>singing full-throated, on my broken shou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st passenger</dc:title>
  </office:meta>
</office:document-meta>
</file>